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in" fo:margin-right="0in" fo:margin-top="0in" fo:margin-bottom="0.1043in" fo:line-height="180%" fo:text-align="center" style:justify-single-word="false" fo:orphans="2" fo:widows="2" fo:text-indent="0in" style:auto-text-indent="false"/>
      <style:text-properties fo:font-variant="normal" fo:text-transform="none" fo:color="#002f49" style:font-name="Open Sans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margin-left="0in" fo:margin-right="0in" fo:margin-top="0in" fo:margin-bottom="0.1043in" fo:line-height="180%" fo:text-align="center" style:justify-single-word="false" fo:orphans="2" fo:widows="2" fo:text-indent="0in" style:auto-text-indent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2f49" style:font-name="Open Sans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4Quiz je kviz znanja gde će takmičari imati priliku da provere svoje znanje iz 4 oblasti. <text:line-break/>Takmičari će odgovarati na pitanja iz nauke, sporta, zabave i umetnosti.</text:p>
      <text:p text:style-name="P2"/>
      <text:p text:style-name="P3">Svaka oblast će sadržati više pojedinačnih celina. Tako da će oblast nauka sadržati celine kao što su <text:line-break/>matematika,hemija,fizika,geografija... Oblast sport bi sadržala sve sportove ,oblast zabava će sadržati <text:line-break/>muziku,film,crtani film,serije, a oblast umetnost književsnost,slikarstvo, strip.</text:p>
      <text:p text:style-name="P2"/>
      <text:p text:style-name="P4"><text:span text:style-name="T1">Za pokretanje kviza potrebno je da korisnik napravi svoj korisnički nalog klikom na dugme registracija. <text:line-break/>Kada pristupite polju registracija unosite tražene podatke kako bi ste napravili korisnički nalog.<text:line-break/>Nakon kreiranja naloga sledeće što treba da uradite je da se ulogujete <text:line-break/>sa korisničkim imenom i lozinkom koju ste odredili prilikom registracije.</text:span></text:p>
      <text:p text:style-name="P4"><text:span text:style-name="T1">Kada se uloguje pristupate kvizu gde možete učitati Vašu fotografiju, proveriti rang listu i pokrenuti kviz. <text:line-break/>Kviz se pokreće klikom na dugme igraj kada se otvara polje predvidjeno za kviz <text:line-break/>i u tom polju se nalazi dugme start kviz. <text:line-break/>Klikom na dugme strart kviz pojavljuju se pitanja i 4 odgovora od kojih je samo jedan tačan.</text:span></text:p>
      <text:p text:style-name="P4"><text:span text:style-name="T1">Takmičar bira jedan od odgovora klikom na ponudjene odgovore. <text:line-break/>Ako je odgovor tačan pojaviće se zeleni krug, a ako ogovor nije tačan pojavice se crveni krug. <text:line-break/>Vreme za davanje odgovora je ograničeno na 15 sekundi. <text:line-break/>Ako takmičar ne odgovori na dato pitanje u zadatom vremenu automatski se računa <text:line-break/>kao netačan odgovor i prelazi se na sledeće pitanje.</text:span></text:p>
      <text:p text:style-name="P4"><text:span text:style-name="T1">Ukupno ima 32 pitanja u kvizu. Iz svake oblasti po 4 pitanja koja su medjusobno povezana. <text:line-break/>Rezultat se prikazuje kada se odgovori na svih 32 pitanja ili istekne vreme predvidjeno za kviz <text:line-break/>i on je izažen u procentima.</text:span></text:p>
      <text:p text:style-name="P4"><text:span text:style-name="T1">Takodje ćete imati opciju da upišete Vaš rezultat na rang listu klikom na polje gde je prikazan rezultat <text:line-break/>koji će Vas odvesti na novu stranicu gde će biti potrebno da unesete korisničko ime <text:line-break/>i klikom na dugme sačuvaj šačuvate rezultat. <text:line-break/>Što će Vas vratiti na korisnički nalog i polje za igru.</text:span></text:p>
      <text:p text:style-name="P4"><text:span text:style-name="T1">U svakom trenutku možete resetovati kviz klikom na dugme reset kviz.</text:span></text:p>
      <text:p text:style-name="P3"><text:soft-page-break/>Ako želite u svakom trenutku možete poboljšati ugodjaj igranja kviza <text:line-break/>tako što ćete pusti muziku klikom na dugme play.<text:line-break/>Takodje muziku možete zaustaviti u svakom trenutku klikom na dugme pause.</text:p>
      <text:p text:style-name="P2"/>
      <text:p text:style-name="P3">Na rang listi će biće prikazana 4 najbolja rezultata koje su ostvarili registrovani korisnici. <text:line-break/>Rezultatima možete pristupiti klikom na dugme rang list.</text:p>
      <text:p text:style-name="P2"/>
      <text:p text:style-name="P3">Admin kviza će biti u mogućnosti da ubacuje nova pitanja u kviz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agan Marcetic</meta:initial-creator>
    <meta:creation-date>2019-02-26T12:40:36.89</meta:creation-date>
    <meta:document-statistic meta:table-count="0" meta:image-count="0" meta:object-count="0" meta:page-count="2" meta:paragraph-count="11" meta:word-count="389" meta:character-count="2458"/>
    <dc:date>2019-02-26T12:42:35.59</dc:date>
    <dc:creator>Dragan Marcetic</dc:creator>
    <meta:editing-duration>PT1M59S</meta:editing-duration>
    <meta:editing-cycles>1</meta:editing-cycles>
    <meta:generator>OpenOffice/4.1.6$Win32 OpenOffice.org_project/416m1$Build-9790</meta:generator>
  </office:meta>
</office:document-meta>
</file>